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ca5b"/>
    </style:style>
    <style:style style:name="P2" style:family="paragraph" style:parent-style-name="Standard">
      <style:text-properties officeooo:rsid="00153a4b" officeooo:paragraph-rsid="0018ca5b"/>
    </style:style>
    <style:style style:name="P3" style:family="paragraph" style:parent-style-name="Standard">
      <style:text-properties officeooo:rsid="001289d1" officeooo:paragraph-rsid="0018ca5b"/>
    </style:style>
    <style:style style:name="P4" style:family="paragraph" style:parent-style-name="Standard">
      <style:text-properties officeooo:rsid="0010dbed" officeooo:paragraph-rsid="0018ca5b"/>
    </style:style>
    <style:style style:name="P5" style:family="paragraph" style:parent-style-name="Standard">
      <style:text-properties officeooo:rsid="001182e5" officeooo:paragraph-rsid="0018ca5b"/>
    </style:style>
    <style:style style:name="P6" style:family="paragraph" style:parent-style-name="Standard">
      <style:text-properties officeooo:rsid="0018ca5b" officeooo:paragraph-rsid="0018ca5b"/>
    </style:style>
    <style:style style:name="P7" style:family="paragraph" style:parent-style-name="Standard">
      <style:text-properties officeooo:rsid="0019c228" officeooo:paragraph-rsid="0019c228"/>
    </style:style>
    <style:style style:name="P8" style:family="paragraph" style:parent-style-name="Standard">
      <style:text-properties officeooo:rsid="001b331d" officeooo:paragraph-rsid="001b331d"/>
    </style:style>
    <style:style style:name="P9" style:family="paragraph" style:parent-style-name="Standard">
      <style:text-properties officeooo:rsid="0018ca5b" officeooo:paragraph-rsid="0018ca5b"/>
    </style:style>
    <style:style style:name="P10" style:family="paragraph" style:parent-style-name="Standard">
      <style:text-properties officeooo:paragraph-rsid="0018ca5b"/>
    </style:style>
    <style:style style:name="P11" style:family="paragraph" style:parent-style-name="Standard">
      <style:text-properties officeooo:rsid="00202924" officeooo:paragraph-rsid="0020292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</text:p>
      <text:p text:style-name="P1"/>
      <text:p text:style-name="P6">taray</text:p>
      <text:p text:style-name="P6">________________________________________</text:p>
      <text:p text:style-name="P1"><text:s/></text:p>
      <text:p text:style-name="P1"><text:s/>Tel: (+34) 959 34 11 02 / 692 316 257 info@campingplayataray.es</text:p>
      <text:p text:style-name="P1"/>
      <text:p text:style-name="P2">llame</text:p>
      <text:p text:style-name="P2">seguramente den opcion de media pension</text:p>
      <text:p text:style-name="P2">pero no dan precios</text:p>
      <text:p text:style-name="P2"/>
      <text:p text:style-name="P2">solo el alojamiento seria 31,5 * 15= 472 eur</text:p>
      <text:p text:style-name="P2"/>
      <text:p text:style-name="P2">https://campingtaray.com/</text:p>
      <text:p text:style-name="P1">________________________________________</text:p>
      <text:p text:style-name="P1"/>
      <text:p text:style-name="P6">antilla</text:p>
      <text:p text:style-name="P1">________________________________________</text:p>
      <text:p text:style-name="P1"/>
      <text:p text:style-name="P6">685186631</text:p>
      <text:p text:style-name="P6"/>
      <text:p text:style-name="P6">les he llamao, no dan pension completa</text:p>
      <text:p text:style-name="P6"/>
      <text:p text:style-name="P6">https://campingantilla.com/</text:p>
      <text:p text:style-name="P1">________________________________________</text:p>
      <text:p text:style-name="P1"/>
      <text:p text:style-name="P6">mazagon</text:p>
      <text:p text:style-name="P1">________________________________________</text:p>
      <text:p text:style-name="P6"/>
      <text:p text:style-name="P6">959376208</text:p>
      <text:p text:style-name="P6"/>
      <text:p text:style-name="P6">no les he llamado, pero tienen los precios del restaurante, son baratos, por 50 eur / dia pension completa</text:p>
      <text:p text:style-name="P6"/>
      <text:p text:style-name="P6"/>
      <text:p text:style-name="P6">https://www.campingplayamazagon.com/</text:p>
      <text:p text:style-name="P6">https://www.campingplayamazagon.com/wp-content/uploads/2018/07/menu-campingplayamazagon.pdf</text:p>
      <text:p text:style-name="P1">________________________________________</text:p>
      <text:p text:style-name="P1"/>
      <text:p text:style-name="P7">roche</text:p>
      <text:p text:style-name="P1">________________________________________</text:p>
      <text:p text:style-name="P1"/>
      <text:p text:style-name="P7">conil</text:p>
      <text:p text:style-name="P7"/>
      <text:p text:style-name="P7">956442216</text:p>
      <text:p text:style-name="P7">956442624</text:p>
      <text:p text:style-name="P7"/>
      <text:p text:style-name="P7">https://www.campingroche.com/</text:p>
      <text:p text:style-name="P6"/>
      <text:p text:style-name="P7">les he llamo, dicen que tienen <text:s/>pizzas 10-12 eur</text:p>
      <text:p text:style-name="P6"/>
      <text:p text:style-name="P1">________________________________________</text:p>
      <text:p text:style-name="P1"/>
      <text:p text:style-name="P8">giralda</text:p>
      <text:p text:style-name="P1">________________________________________</text:p>
      <text:p text:style-name="P1"/>
      <text:p text:style-name="P8">959343317</text:p>
      <text:p text:style-name="P8"/>
      <text:p text:style-name="P6">https://campinggiralda.com/</text:p>
      <text:p text:style-name="P1"/>
      <text:p text:style-name="P11">esta en isla cristina</text:p>
      <text:p text:style-name="P11"/>
      <text:p text:style-name="P11">parcela con standar con sombra natural del 15/7 al 31, 15 noches 800 eur</text:p>
      <text:p text:style-name="P11"/>
      <text:p text:style-name="P11">ojo que tienen bungalow estudio 14 al 28 1568 eur<text:span text:style-name="T2"/></text:p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1"/>
      <text:p text:style-name="P6">xxx</text:p>
      <text:p text:style-name="P1">________________________________________</text:p>
      <text:p text:style-name="P1"/>
      <text:p text:style-name="P6"/>
      <text:p text:style-name="P6"/>
      <text:p text:style-name="P6"/>
      <text:p text:style-name="P6"/>
      <text:p text:style-name="P1">________________________________________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</text:p>
      <text:p text:style-name="P1"/>
      <text:p text:style-name="P1"/>
      <text:p text:style-name="P1"/>
      <text:p text:style-name="P3">para el cofre son necesarias las fijaciones</text:p>
      <text:p text:style-name="P3">114 eur</text:p>
      <text:p text:style-name="P3"/>
      <text:p text:style-name="P3">hay bolsas en aliexpres desde 10 eur</text:p>
      <text:p text:style-name="P1"/>
      <text:p text:style-name="P1"/>
      <text:p text:style-name="P1"/>
      <text:p text:style-name="P1"/>
      <text:p text:style-name="P1"/>
      <text:p text:style-name="P4">en lo de el cofre comprar el plegable</text:p>
      <text:p text:style-name="P5">norauto bermude 5400 flex 540l</text:p>
      <text:p text:style-name="P5">359 eu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1:06:33.686000000</meta:creation-date>
    <meta:generator>LibreOffice/7.6.0.3$Windows_X86_64 LibreOffice_project/69edd8b8ebc41d00b4de3915dc82f8f0fc3b6265</meta:generator>
    <dc:date>2025-02-19T10:36:13.167000000</dc:date>
    <meta:editing-duration>PT3H44M38S</meta:editing-duration>
    <meta:editing-cycles>3</meta:editing-cycles>
    <meta:document-statistic meta:table-count="0" meta:image-count="0" meta:object-count="0" meta:page-count="7" meta:paragraph-count="56" meta:word-count="163" meta:character-count="1711" meta:non-whitespace-character-count="1600"/>
  </office:meta>
</office:document-meta>
</file>